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3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05:list.C106" table:on-update-keep-styles="true" table:on-update-keep-size="false"/>
        <table:database-range table:name="__Anonymous_Sheet_DB__0" table:target-range-address="list.B2:list.H1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00/00/00</text:date>, <text:time style:data-style-name="N2" text:time-value="17:29:17.84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07T17:30:58.741000000</dc:date>
    <meta:editing-duration>PT13H48M</meta:editing-duration>
    <meta:editing-cycles>341</meta:editing-cycles>
    <meta:document-statistic meta:table-count="1" meta:cell-count="965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